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32860"/>
    </style:style>
    <style:style style:name="P2" style:family="paragraph" style:parent-style-name="Standard">
      <style:paragraph-properties fo:text-align="justify" style:justify-single-word="false"/>
      <style:text-properties officeooo:rsid="00056000" officeooo:paragraph-rsid="00032860"/>
    </style:style>
    <style:style style:name="P3" style:family="paragraph" style:parent-style-name="Standard">
      <style:paragraph-properties fo:text-align="justify" style:justify-single-word="false"/>
      <style:text-properties officeooo:rsid="00056000" officeooo:paragraph-rsid="00056000"/>
    </style:style>
    <style:style style:name="P4" style:family="paragraph" style:parent-style-name="Standard">
      <style:paragraph-properties fo:text-align="justify" style:justify-single-word="false"/>
      <style:text-properties officeooo:rsid="00088e29" officeooo:paragraph-rsid="00088e29"/>
    </style:style>
    <style:style style:name="P5" style:family="paragraph" style:parent-style-name="Standard">
      <style:paragraph-properties fo:text-align="justify" style:justify-single-word="false"/>
      <style:text-properties officeooo:paragraph-rsid="00091dad"/>
    </style:style>
    <style:style style:name="P6" style:family="paragraph" style:parent-style-name="Standard">
      <style:paragraph-properties fo:text-align="justify" style:justify-single-word="false"/>
      <style:text-properties officeooo:paragraph-rsid="0009f83f"/>
    </style:style>
    <style:style style:name="P7" style:family="paragraph" style:parent-style-name="Standard">
      <style:paragraph-properties fo:text-align="justify" style:justify-single-word="false"/>
      <style:text-properties officeooo:paragraph-rsid="000a712b"/>
    </style:style>
    <style:style style:name="T1" style:family="text">
      <style:text-properties officeooo:rsid="00032860"/>
    </style:style>
    <style:style style:name="T2" style:family="text">
      <style:text-properties officeooo:rsid="00037dac"/>
    </style:style>
    <style:style style:name="T3" style:family="text">
      <style:text-properties officeooo:rsid="0003d3a1"/>
    </style:style>
    <style:style style:name="T4" style:family="text">
      <style:text-properties officeooo:rsid="00091dad"/>
    </style:style>
    <style:style style:name="T5" style:family="text">
      <style:text-properties officeooo:rsid="0009f83f"/>
    </style:style>
    <style:style style:name="T6" style:family="text">
      <style:text-properties officeooo:rsid="000a7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DesKcad est un </text:span><text:span text:style-name="T4">espace de travail</text:span><text:span text:style-name="T1"> destiné aux architectes </text:span><text:span text:style-name="T2">et bureaux d’études. </text:span><text:span text:style-name="T5">Il</text:span><text:span text:style-name="T4"> a pour but de renforcer </text:span><text:span text:style-name="T5">et gérer</text:span><text:span text:style-name="T4"> facilement vos équipes techniques, grâce à nos techniciens spécialisés et formés aux métiers de l’architecture et du génie civil.</text:span></text:p>
      <text:p text:style-name="P5"/>
      <text:p text:style-name="P6"><text:span text:style-name="T4">Nos équipes produisent les plans en 2D, rendu 3D, maquette 3D interactive, management BIM, expérience immersive… </text:span><text:span text:style-name="T1">Les techniciens sont joignable en permanence depuis la plate-forme de communication, </text:span><text:span text:style-name="T2">sur laquelle, ils échange les informations et projette leurs productions</text:span><text:span text:style-name="T1">.</text:span></text:p>
      <text:p text:style-name="P5"/>
      <text:p text:style-name="P7"><text:span text:style-name="T6">Pour répondre à vos demande de manière flexible, nous avons élaboré trois offres avec ou sans engagement.</text:span></text:p>
      <text:p text:style-name="P5"/>
      <text:p text:style-name="P5"/>
      <text:p text:style-name="P1"/>
      <text:p text:style-name="P1"/>
      <text:p text:style-name="P1"/>
      <text:p text:style-name="P1"><text:span text:style-name="T1">La plate-forme DesKcad est accessible depuis le site internet </text:span><text:span text:style-name="T2">de l’architecte </text:span><text:span text:style-name="T3">ou du bureau d’étude</text:span><text:span text:style-name="T2">, où les </text:span><text:span text:style-name="T3">maîtres d’ouvrage</text:span><text:span text:style-name="T2"> et intervenant du projet peuvent accéder et télécharger les documents mis à leurs dispositions avec différents niveaux de confidentialité</text:span><text:span text:style-name="T3">s</text:span><text:span text:style-name="T2">.</text:span></text:p>
      <text:p text:style-name="P2"/>
      <text:p text:style-name="P3">Pour répondre à toute les demandes, trois offres sont proposées :</text:p>
      <text:p text:style-name="P3"/>
      <text:p text:style-name="P3"/>
      <text:p text:style-name="P3"/>
      <text:p text:style-name="P3"/>
      <text:p text:style-name="P4">DesKcad est un espace de travail destinée aux architectes est bureau d’étude. Depuis cette plate forme vous pourrez agrandir votre équipe avec nos technicien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18:33:28.572000000</meta:creation-date>
    <dc:date>2022-08-27T22:56:15.376000000</dc:date>
    <meta:editing-duration>PT1H11M43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" meta:word-count="166" meta:character-count="1107" meta:non-whitespace-character-count="946"/>
  </office:meta>
</office:document-meta>
</file>